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f02" officeooo:paragraph-rsid="001dff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b05" officeooo:paragraph-rsid="00214b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Arial" fo:font-size="11pt" style:font-size-asian="11pt" style:font-name-complex="Arial1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2d5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dff02"/>
    </style:style>
    <style:style style:name="T2" style:family="text">
      <style:text-properties officeooo:rsid="001eee73"/>
    </style:style>
    <style:style style:name="T3" style:family="text">
      <style:text-properties officeooo:rsid="0022bb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39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Markdown Support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Markdown in das Textfeld des Tickets eingeben können. In der Einzelticketansicht soll das <text:span text:style-name="T2">eingegebene </text:span>Markdown als HTML angezeigt werd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6">- <text:span text:style-name="T1">Markdown als Eingabe in das Formularfeld Beschreibung ist bei Erstellung/Beartbeitung des Tickets möglich</text:span></text:p>
            <text:p text:style-name="P1">- <text:span text:style-name="T2">Für die Texteingabe soll es als Hilfe einen Vorschaubutton geben, der das Markdown als geparstes HTML anzeigt</text:span></text:p>
            <text:p text:style-name="P1">- <text:span text:style-name="T2">das Markdown soll als HTML bei der Einzelticketansicht angezeigt werden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4">8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9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4">7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4">7/<text:span text:style-name="T3">8</text:span>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0T10:31:16.369000000</dc:date>
    <meta:editing-cycles>13</meta:editing-cycles>
    <meta:editing-duration>PT2H21M6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1" meta:word-count="89" meta:character-count="623" meta:non-whitespace-character-count="555"/>
    <meta:template xlink:type="simple" xlink:actuate="onRequest" xlink:title="Normal" xlink:href=""/>
  </office:meta>
</office:document-meta>
</file>